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2">
      <style:text-properties fo:font-size="14pt" style:font-size-asian="14pt" style:font-size-complex="14pt"/>
    </style:style>
    <style:style style:name="P3" style:family="paragraph" style:parent-style-name="Standard" style:list-style-name="L3"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5" style:family="paragraph" style:parent-style-name="Standard" style:list-style-name="">
      <style:paragraph-properties style:text-autospace="none"/>
      <style:text-properties fo:font-size="14pt" style:font-size-asian="14pt" style:font-size-complex="14pt"/>
    </style:style>
    <style:style style:name="P6" style:family="paragraph" style:parent-style-name="Standard" style:list-style-name="L4">
      <style:text-properties fo:font-size="14pt" style:font-size-asian="14pt" style:font-size-complex="14pt"/>
    </style:style>
    <style:style style:name="P7" style:family="paragraph" style:parent-style-name="Standard" style:list-style-name="L5">
      <style:text-properties fo:font-size="14pt" style:font-size-asian="14pt" style:font-size-complex="14pt"/>
    </style:style>
    <style:style style:name="P8" style:family="paragraph" style:parent-style-name="Standard" style:list-style-name="L6">
      <style:text-properties fo:font-size="14pt" style:font-size-asian="14pt" style:font-size-complex="14pt"/>
    </style:style>
    <style:style style:name="P9" style:family="paragraph" style:parent-style-name="Standard" style:list-style-name="L7">
      <style:text-properties fo:font-size="14pt" style:font-size-asian="14pt" style:font-size-complex="14pt"/>
    </style:style>
    <style:style style:name="P10" style:family="paragraph" style:parent-style-name="Standard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1" style:family="paragraph" style:parent-style-name="Standard" style:list-style-name="">
      <style:paragraph-properties style:text-autospace="none"/>
      <style:text-properties fo:color="#000000" style:font-name="Consolas" fo:font-size="14pt" style:font-name-asian="Consolas" style:font-size-asian="14pt" style:font-name-complex="Consolas" style:font-size-complex="14pt"/>
    </style:style>
    <style:style style:name="P1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Standard" style:list-style-name="L8"/>
    <style:style style:name="P15" style:family="paragraph" style:parent-style-name="Text_20_body" style:list-style-name="L9"/>
    <style:style style:name="P16" style:family="paragraph" style:parent-style-name="Heading_20_1">
      <style:paragraph-properties fo:break-before="page"/>
    </style:style>
    <style:style style:name="T1" style:family="text">
      <style:text-properties fo:color="#0000ff"/>
    </style:style>
    <style:style style:name="T2" style:family="text">
      <style:text-properties fo:color="#0000ff" style:font-name="Consolas" style:font-name-asian="Consolas" style:font-name-complex="Consolas"/>
    </style:style>
    <style:style style:name="T3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2b91af"/>
    </style:style>
    <style:style style:name="T5" style:family="text">
      <style:text-properties fo:color="#2b91af" style:font-name="Consolas" style:font-name-asian="Consolas" style:font-name-complex="Consolas"/>
    </style:style>
    <style:style style:name="T6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style:font-name-asian="Consolas" style:font-name-complex="Consolas"/>
    </style:style>
    <style:style style:name="T8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0000" style:font-name="Consolas" fo:font-size="14pt" style:font-name-asian="Consolas" style:font-size-asian="14pt" style:font-name-complex="Consolas" style:font-size-complex="14pt"/>
    </style:style>
    <style:style style:name="T10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00" style:font-name="Consolas" style:font-name-asian="Consolas" style:font-name-complex="Consolas"/>
    </style:style>
    <style:style style:name="T12" style:family="text">
      <style:text-properties fo:color="#a31515" style:font-name="Consolas" style:font-name-asian="Consolas" style:font-name-complex="Consolas"/>
    </style:style>
    <style:style style:name="T13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808080" style:font-name="Consolas" style:font-name-asian="Consolas" style:font-name-complex="Consolas"/>
    </style:style>
    <style:style style:name="T15" style:family="text">
      <style:text-properties fo:color="#2f4f4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008080" style:font-name="Consolas" style:font-name-asian="Consolas" style:font-name-complex="Consola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st time</text:h>
      <text:list xml:id="list543075819411606973" text:style-name="L2">
        <text:list-item>
          <text:p text:style-name="P2">transistors</text:p>
        </text:list-item>
        <text:list-item>
          <text:p text:style-name="P2">gates</text:p>
        </text:list-item>
        <text:list-item>
          <text:p text:style-name="P2">program memory, RAM, buses between them</text:p>
        </text:list-item>
        <text:list-item>
          <text:p text:style-name="P2">assembler</text:p>
        </text:list-item>
        <text:list-item>
          <text:p text:style-name="P2">linker</text:p>
        </text:list-item>
        <text:list-item>
          <text:p text:style-name="P2">object code</text:p>
        </text:list-item>
        <text:list-item>
          <text:p text:style-name="P2">compiler</text:p>
        </text:list-item>
        <text:list-item>
          <text:p text:style-name="P2">C++</text:p>
        </text:list-item>
      </text:list>
      <text:h text:style-name="P16" text:outline-level="1">Last time C++</text:h>
      <text:list xml:id="list2165129405610463671" text:style-name="L3">
        <text:list-item>
          <text:p text:style-name="P3">values are only data</text:p>
        </text:list-item>
        <text:list-item>
          <text:p text:style-name="P3">types are a set of rules to go with the data</text:p>
        </text:list-item>
        <text:list-item>
          <text:p text:style-name="P3">common types in C++ are bool, int / long, float / double, enum class, char, string</text:p>
        </text:list-item>
        <text:list-item>
          <text:p text:style-name="P3">arrays are also a type which contain fixed number of another type</text:p>
        </text:list-item>
        <text:list-item>
          <text:p text:style-name="P3">arrays are evil because it is too easy to make mistakes</text:p>
        </text:list-item>
        <text:list-item>
          <text:p text:style-name="P3">function ae used to group code into smaller reusable pieces</text:p>
        </text:list-item>
        <text:list-item>
          <text:p text:style-name="P3">two functions can have the same name if they take different parameters, this is called function overloading</text:p>
        </text:list-item>
        <text:list-item>
          <text:p text:style-name="P3">operators are also essentially functions but with a shorter calling syntax</text:p>
        </text:list-item>
      </text:list>
      <text:p text:style-name="Standard"/>
      <text:p text:style-name="Standard"/>
      <text:h text:style-name="P16" text:outline-level="1">Last time Code</text:h>
      <text:p text:style-name="Standard"/>
      <text:p text:style-name="P10"><text:span text:style-name="T1">struct</text:span> <text:span text:style-name="T4">MyRedneckHouse</text:span> {</text:p>
      <text:p text:style-name="P4"><text:span text:style-name="T7"><text:tab/></text:span><text:span text:style-name="T5">KidName</text:span><text:span text:style-name="T7"> kid_;</text:span></text:p>
      <text:p text:style-name="P4"><text:span text:style-name="T7"><text:tab/></text:span><text:span text:style-name="T5">CatName</text:span><text:span text:style-name="T7"> cat_;</text:span></text:p>
      <text:p text:style-name="P4"><text:span text:style-name="T7"><text:tab/></text:span><text:span text:style-name="T2">int</text:span><text:span text:style-name="T7"> taxDebt_;</text:span></text:p>
      <text:p text:style-name="P4"><text:span text:style-name="T7"><text:tab/></text:span><text:span text:style-name="T2">int</text:span><text:span text:style-name="T7"> bankDebt_;</text:span></text:p>
      <text:p text:style-name="P4"><text:span text:style-name="T7"><text:tab/></text:span><text:span text:style-name="T2">int</text:span><text:span text:style-name="T7"> liquerBottlesInFrontLawn_;</text:span></text:p>
      <text:p text:style-name="P4"><text:span text:style-name="T7"><text:tab/></text:span><text:span text:style-name="T2">int</text:span><text:span text:style-name="T7"> junkCarsInFrontLawn_;</text:span></text:p>
      <text:p text:style-name="P4"><text:span text:style-name="T7"><text:tab/></text:span><text:span text:style-name="T2">bool</text:span><text:span text:style-name="T7"> americanFlag_;</text:span></text:p>
      <text:p text:style-name="P4"><text:span text:style-name="T7"><text:tab/></text:span><text:span text:style-name="T2">void</text:span><text:span text:style-name="T7"> buyFlag() {</text:span></text:p>
      <text:p text:style-name="P10"><text:tab/><text:tab/>bankDebt_ += 10;</text:p>
      <text:p text:style-name="P4"><text:span text:style-name="T7"><text:tab/><text:tab/>americanFlag_ = </text:span><text:span text:style-name="T2">true</text:span><text:span text:style-name="T7">;</text:span></text:p>
      <text:p text:style-name="P10"><text:tab/>}</text:p>
      <text:p text:style-name="P10">};</text:p>
      <text:h text:style-name="P16" text:outline-level="1">Pointers and References</text:h>
      <text:p text:style-name="P1"><text:span text:style-name="T7"><text:tab/></text:span><text:span text:style-name="T2">int</text:span><text:span text:style-name="T7"> i{ 4 };</text:span></text:p>
      <text:p text:style-name="P5"><text:span text:style-name="T7"><text:tab/></text:span><text:span text:style-name="T2">int</text:span><text:span text:style-name="T7"> j{ 5 };</text:span></text:p>
      <text:p text:style-name="P5"><text:span text:style-name="T7"><text:tab/></text:span><text:span text:style-name="T2">int</text:span><text:span text:style-name="T7">* pi{ &amp;i };</text:span></text:p>
      <text:p text:style-name="P5"><text:span text:style-name="T7"><text:tab/></text:span><text:span text:style-name="T2">int</text:span><text:span text:style-name="T7">&amp; ri{ i };</text:span></text:p>
      <text:p text:style-name="P5"><text:span text:style-name="T7"><text:tab/></text:span><text:span text:style-name="T2">char</text:span><text:span text:style-name="T7">* pc{ </text:span><text:span text:style-name="T2">nullptr</text:span><text:span text:style-name="T7"> };</text:span></text:p>
      <text:p text:style-name="P5"><text:span text:style-name="T7"><text:tab/>std::cout </text:span><text:span text:style-name="T16">&lt;&lt;</text:span><text:span text:style-name="T7">i</text:span><text:span text:style-name="T16">&lt;&lt;</text:span><text:span text:style-name="T12">" "</text:span><text:span text:style-name="T16">&lt;&lt;</text:span><text:span text:style-name="T7">*pi</text:span><text:span text:style-name="T16">&lt;&lt;</text:span><text:span text:style-name="T12">" "</text:span><text:span text:style-name="T16">&lt;&lt;</text:span><text:span text:style-name="T7">pi</text:span><text:span text:style-name="T16">&lt;&lt;</text:span><text:span text:style-name="T12">" "</text:span><text:span text:style-name="T16">&lt;&lt;</text:span><text:span text:style-name="T7">ri</text:span><text:span text:style-name="T16">&lt;&lt;</text:span><text:span text:style-name="T7">std::endl;</text:span></text:p>
      <text:p text:style-name="P11"><text:tab/>pi = &amp;j;</text:p>
      <text:p text:style-name="P5"><text:span text:style-name="T7"><text:tab/>std::cout </text:span><text:span text:style-name="T16">&lt;&lt;</text:span><text:span text:style-name="T7">i</text:span><text:span text:style-name="T16">&lt;&lt;</text:span><text:span text:style-name="T12">" "</text:span><text:span text:style-name="T16">&lt;&lt;</text:span><text:span text:style-name="T7">*pi</text:span><text:span text:style-name="T16">&lt;&lt;</text:span><text:span text:style-name="T12">" "</text:span><text:span text:style-name="T16">&lt;&lt;</text:span><text:span text:style-name="T7">pi</text:span><text:span text:style-name="T16">&lt;&lt;</text:span><text:span text:style-name="T12">" "</text:span><text:span text:style-name="T16">&lt;&lt;</text:span><text:span text:style-name="T7">ri</text:span><text:span text:style-name="T16">&lt;&lt;</text:span><text:span text:style-name="T7">std::endl;</text:span></text:p>
      <text:p text:style-name="P1"><text:span text:style-name="T7"><text:tab/>pi = </text:span><text:span text:style-name="T2">nullptr</text:span><text:span text:style-name="T7">; </text:span><text:span text:style-name="T11">//pi points to nothing</text:span></text:p>
      <text:p text:style-name="P5"><text:span text:style-name="T7"><text:tab/></text:span><text:span text:style-name="T2">if</text:span><text:span text:style-name="T7"> (pi) {</text:span></text:p>
      <text:p text:style-name="P5"><text:span text:style-name="T7"><text:tab/><text:tab/></text:span><text:span text:style-name="T11">//do something with pi</text:span></text:p>
      <text:p text:style-name="P5"><text:span text:style-name="T7"><text:tab/>}</text:span></text:p>
      <text:p text:style-name="Standard">by adding a * to a type it becomes a pointer to that type</text:p>
      <text:p text:style-name="Standard">by adding a &amp; to a type it becomes a reference to that type</text:p>
      <text:p text:style-name="Standard">the &amp; operator is called the address of operator</text:p>
      <text:h text:style-name="P16" text:outline-level="1">Conversions</text:h>
      <text:p text:style-name="Standard"/>
      <text:p text:style-name="P1"><text:span text:style-name="T2">int</text:span><text:span text:style-name="T7"> main()</text:span></text:p>
      <text:p text:style-name="P11">{</text:p>
      <text:p text:style-name="P5"><text:span text:style-name="T7"><text:tab/></text:span><text:span text:style-name="T2">int</text:span><text:span text:style-name="T7"> i{ 4 };</text:span></text:p>
      <text:p text:style-name="P5"><text:span text:style-name="T7"><text:tab/></text:span><text:span text:style-name="T2">float</text:span><text:span text:style-name="T7"> f{ 1 };</text:span></text:p>
      <text:p text:style-name="P5"><text:span text:style-name="T7"><text:tab/></text:span><text:span text:style-name="T2">auto</text:span><text:span text:style-name="T7"> r = i + f;<text:tab/><text:tab/></text:span><text:span text:style-name="T11">//what type?</text:span></text:p>
      <text:p text:style-name="P11"/>
      <text:p text:style-name="P5"><text:span text:style-name="T7"><text:tab/></text:span><text:span text:style-name="T2">int</text:span><text:span text:style-name="T7"> j{ 3 };</text:span></text:p>
      <text:p text:style-name="P5"><text:span text:style-name="T7"><text:tab/></text:span><text:span text:style-name="T2">auto</text:span><text:span text:style-name="T7"> s = j / i;<text:tab/><text:tab/></text:span><text:span text:style-name="T11">//what type?</text:span></text:p>
      <text:p text:style-name="P11"/>
      <text:p text:style-name="P5"><text:span text:style-name="T7"><text:tab/></text:span><text:span text:style-name="T2">float</text:span><text:span text:style-name="T7"> t = j / i;<text:tab/><text:tab/></text:span><text:span text:style-name="T11">//what value?</text:span></text:p>
      <text:p text:style-name="P11"/>
      <text:p text:style-name="P5"><text:span text:style-name="T7"><text:s text:c="4"/></text:span><text:span text:style-name="T2">return</text:span><text:span text:style-name="T7"> 0;</text:span></text:p>
      <text:p text:style-name="P5"><text:span text:style-name="T7">}</text:span></text:p>
      <text:h text:style-name="P16" text:outline-level="1">Conversions 2</text:h>
      <text:p text:style-name="Standard"/>
      <text:p text:style-name="P1"><text:span text:style-name="T7"><text:tab/></text:span><text:span text:style-name="T2">bool</text:span><text:span text:style-name="T7"> b{ 1 };</text:span></text:p>
      <text:p text:style-name="P5"><text:span text:style-name="T7"><text:tab/></text:span><text:span text:style-name="T2">bool</text:span><text:span text:style-name="T7"> c{ 0 };</text:span></text:p>
      <text:p text:style-name="P5"><text:span text:style-name="T7"><text:tab/></text:span><text:span text:style-name="T2">auto</text:span><text:span text:style-name="T7"> d = b + c;<text:tab/><text:tab/></text:span><text:span text:style-name="T11">//what type?</text:span></text:p>
      <text:p text:style-name="P5"><text:span text:style-name="T7"><text:tab/></text:span><text:span text:style-name="T2">char</text:span><text:span text:style-name="T7"> e{ </text:span><text:span text:style-name="T12">'a'</text:span><text:span text:style-name="T7"> };</text:span></text:p>
      <text:p text:style-name="P5"><text:span text:style-name="T7"><text:tab/></text:span><text:span text:style-name="T2">char</text:span><text:span text:style-name="T7"> g{ </text:span><text:span text:style-name="T12">'b'</text:span><text:span text:style-name="T7"> };</text:span></text:p>
      <text:p text:style-name="P5"><text:span text:style-name="T7"><text:tab/></text:span><text:span text:style-name="T2">auto</text:span><text:span text:style-name="T7"> h = e + g;<text:tab/><text:tab/></text:span><text:span text:style-name="T11">//what type and what value?</text:span></text:p>
      <text:h text:style-name="P16" text:outline-level="1">Short hand conversion rules</text:h>
      <text:list xml:id="list1134765350744949784" text:style-name="L4">
        <text:list-item>
          <text:p text:style-name="P6">everything that is a whole number and smaller than an int is converted to an int.</text:p>
        </text:list-item>
        <text:list-item>
          <text:p text:style-name="P6">if we have a bigger and a smaller number the smaller one is converted to the bigger one</text:p>
        </text:list-item>
        <text:list-item>
          <text:p text:style-name="P6">if we have a floating point and an integral the int is converted to float</text:p>
        </text:list-item>
        <text:list-item>
          <text:p text:style-name="P6">mathematical operators will return the same type as their parameters</text:p>
        </text:list-item>
        <text:list-item>
          <text:p text:style-name="P6">the user can also define conversions</text:p>
        </text:list-item>
        <text:list-item>
          <text:p text:style-name="P6">an implicit conversions sequence allows one standard conversion, one user defined conversion and then one standard conversion</text:p>
        </text:list-item>
        <text:list-item>
          <text:p text:style-name="P6">implicit user defined conversions are often dangerous</text:p>
        </text:list-item>
      </text:list>
      <text:h text:style-name="P16" text:outline-level="1">User defined conversions</text:h>
      <text:p text:style-name="P1"><text:span text:style-name="T2">struct</text:span><text:span text:style-name="T7"> </text:span><text:span text:style-name="T5">MyRedneckHouse</text:span><text:span text:style-name="T7"> {</text:span></text:p>
      <text:p text:style-name="P11"><text:tab/><text:span text:style-name="T4">KidName</text:span> kid_;</text:p>
      <text:p text:style-name="P11"><text:tab/><text:span text:style-name="T4">CatName</text:span> cat_;</text:p>
      <text:p text:style-name="P5"><text:span text:style-name="T7"><text:tab/></text:span><text:span text:style-name="T2">int</text:span><text:span text:style-name="T7"> taxDebt_;</text:span></text:p>
      <text:p text:style-name="P5"><text:span text:style-name="T7"><text:tab/></text:span><text:span text:style-name="T2">int</text:span><text:span text:style-name="T7"> bankDebt_;</text:span></text:p>
      <text:p text:style-name="P5"><text:span text:style-name="T7"><text:tab/></text:span><text:span text:style-name="T2">int</text:span><text:span text:style-name="T7"> liquerBottlesInFrontLawn_;</text:span></text:p>
      <text:p text:style-name="P5"><text:span text:style-name="T7"><text:tab/></text:span><text:span text:style-name="T2">int</text:span><text:span text:style-name="T7"> junkCarsInFrontLawn_;</text:span></text:p>
      <text:p text:style-name="P5"><text:span text:style-name="T7"><text:tab/></text:span><text:span text:style-name="T2">bool</text:span><text:span text:style-name="T7"> americanFlag_;</text:span></text:p>
      <text:p text:style-name="P5"><text:span text:style-name="T7"><text:tab/></text:span><text:span text:style-name="T2">void</text:span><text:span text:style-name="T7"> buyFlag() {</text:span></text:p>
      <text:p text:style-name="P11"><text:tab/><text:tab/>bankDebt_ += 10;</text:p>
      <text:p text:style-name="P5"><text:span text:style-name="T7"><text:tab/><text:tab/>americanFlag_ = </text:span><text:span text:style-name="T2">true</text:span><text:span text:style-name="T7">;</text:span></text:p>
      <text:p text:style-name="P11"><text:tab/>}</text:p>
      <text:p text:style-name="P5"><text:span text:style-name="T7"><text:tab/></text:span><text:span text:style-name="T2">operator</text:span><text:span text:style-name="T7"> </text:span><text:span text:style-name="T2">int</text:span><text:span text:style-name="T7">() {</text:span></text:p>
      <text:p text:style-name="P5"><text:span text:style-name="T7"><text:tab/><text:tab/></text:span><text:span text:style-name="T2">return</text:span><text:span text:style-name="T7"> 42;</text:span></text:p>
      <text:p text:style-name="P11"><text:tab/>}</text:p>
      <text:p text:style-name="P5"><text:span text:style-name="T7">};</text:span></text:p>
      <text:h text:style-name="P16" text:outline-level="1">Danger</text:h>
      <text:p text:style-name="P1"><text:span text:style-name="T2">void</text:span><text:span text:style-name="T7"> destroyWorld(</text:span><text:span text:style-name="T2">bool</text:span><text:span text:style-name="T7"> </text:span><text:span text:style-name="T14">b</text:span><text:span text:style-name="T7">) {</text:span></text:p>
      <text:p text:style-name="P5"><text:span text:style-name="T7"><text:tab/></text:span><text:span text:style-name="T2">if</text:span><text:span text:style-name="T7"> (</text:span><text:span text:style-name="T14">b</text:span><text:span text:style-name="T7">) {</text:span></text:p>
      <text:p text:style-name="P5"><text:span text:style-name="T7"><text:tab/><text:tab/></text:span><text:span text:style-name="T11">//destroy world here</text:span></text:p>
      <text:p text:style-name="P11"><text:tab/>}</text:p>
      <text:p text:style-name="P5"><text:span text:style-name="T7">}</text:span></text:p>
      <text:p text:style-name="P5"><text:span text:style-name="T7"/></text:p>
      <text:p text:style-name="P5"><text:span text:style-name="T2">int</text:span><text:span text:style-name="T7"> main()</text:span></text:p>
      <text:p text:style-name="P11">{</text:p>
      <text:p text:style-name="P5"><text:span text:style-name="T7"><text:tab/></text:span><text:span text:style-name="T5">MyRedneckHouse</text:span><text:span text:style-name="T7"> h{};</text:span></text:p>
      <text:p text:style-name="P5"><text:span text:style-name="T7"><text:tab/></text:span><text:span text:style-name="T2">bool</text:span><text:span text:style-name="T7"> h2{ </text:span><text:span text:style-name="T2">false</text:span><text:span text:style-name="T7"> };</text:span></text:p>
      <text:p text:style-name="P11"><text:tab/></text:p>
      <text:p text:style-name="P11"><text:tab/>destroyWorld(h);</text:p>
      <text:p text:style-name="P11"/>
      <text:p text:style-name="P5"><text:span text:style-name="T7"><text:s text:c="4"/></text:span><text:span text:style-name="T2">return</text:span><text:span text:style-name="T7"> 0;</text:span></text:p>
      <text:p text:style-name="P5"><text:span text:style-name="T7">}</text:span></text:p>
      <text:h text:style-name="P16" text:outline-level="1">Namespaces</text:h>
      <text:p text:style-name="Standard"><text:span text:style-name="T3">namespace</text:span><text:span text:style-name="T8"> dangerous {</text:span></text:p>
      <text:p text:style-name="P13"><text:span text:style-name="T8"><text:tab/></text:span><text:span text:style-name="T3">void</text:span><text:span text:style-name="T8"> destroyWorld(</text:span><text:span text:style-name="T3">bool</text:span><text:span text:style-name="T8"> </text:span><text:span text:style-name="T13">b</text:span><text:span text:style-name="T8">) {</text:span></text:p>
      <text:p text:style-name="P13"><text:span text:style-name="T8"><text:tab/><text:tab/></text:span><text:span text:style-name="T3">if</text:span><text:span text:style-name="T8"> (</text:span><text:span text:style-name="T13">b</text:span><text:span text:style-name="T8">) {</text:span></text:p>
      <text:p text:style-name="P13"><text:span text:style-name="T8"><text:tab/><text:tab/><text:tab/></text:span><text:span text:style-name="T10">//destroy world here</text:span></text:p>
      <text:p text:style-name="P12"><text:tab/><text:tab/>}</text:p>
      <text:p text:style-name="P12"><text:tab/>}</text:p>
      <text:p text:style-name="P12">}</text:p>
      <text:p text:style-name="P13"><text:span text:style-name="T3">namespace</text:span><text:span text:style-name="T8"> fun {</text:span></text:p>
      <text:p text:style-name="P13"><text:span text:style-name="T8"><text:tab/></text:span><text:span text:style-name="T3">void</text:span><text:span text:style-name="T8"> destroyWorld(</text:span><text:span text:style-name="T3">bool</text:span><text:span text:style-name="T8"> </text:span><text:span text:style-name="T13">b</text:span><text:span text:style-name="T8">) {</text:span></text:p>
      <text:p text:style-name="P13"><text:span text:style-name="T8"><text:tab/><text:tab/></text:span><text:span text:style-name="T3">if</text:span><text:span text:style-name="T8"> (</text:span><text:span text:style-name="T13">b</text:span><text:span text:style-name="T8">) {</text:span><text:span text:style-name="T10">//haha you tried to destroy the world</text:span><text:span text:style-name="T8"><text:tab/>}</text:span></text:p>
      <text:p text:style-name="P12"><text:tab/>}</text:p>
      <text:p text:style-name="P13"><text:span text:style-name="T8"><text:tab/></text:span><text:span text:style-name="T3">enum</text:span><text:span text:style-name="T8"> </text:span><text:span text:style-name="T3">class</text:span><text:span text:style-name="T8"> </text:span><text:span text:style-name="T6">ShouldIDoIt</text:span><text:span text:style-name="T8">{</text:span><text:span text:style-name="T15">yes</text:span><text:span text:style-name="T8">,</text:span><text:span text:style-name="T15">no</text:span><text:span text:style-name="T8">};</text:span></text:p>
      <text:p text:style-name="P13"><text:span text:style-name="T8"><text:tab/></text:span><text:span text:style-name="T3">void</text:span><text:span text:style-name="T8"> destroyWorld(</text:span><text:span text:style-name="T6">ShouldIDoIt</text:span><text:span text:style-name="T8"> </text:span><text:span text:style-name="T13">b</text:span><text:span text:style-name="T8">) {</text:span></text:p>
      <text:p text:style-name="P13"><text:span text:style-name="T8"><text:tab/><text:tab/></text:span><text:span text:style-name="T3">if</text:span><text:span text:style-name="T8"> (</text:span><text:span text:style-name="T13">b</text:span><text:span text:style-name="T8"> == </text:span><text:span text:style-name="T6">ShouldIDoIt</text:span><text:span text:style-name="T8">::</text:span><text:span text:style-name="T15">yes</text:span><text:span text:style-name="T8">) {</text:span></text:p>
      <text:p text:style-name="P13"><text:span text:style-name="T8"><text:tab/><text:tab/><text:tab/></text:span><text:span text:style-name="T10">//haha you tried to destroy the world</text:span></text:p>
      <text:p text:style-name="P12"><text:tab/><text:tab/>}</text:p>
      <text:p text:style-name="P12"><text:tab/>}</text:p>
      <text:p text:style-name="P13"><text:span text:style-name="T8">}</text:span></text:p>
      <text:p text:style-name="P13"><text:span text:style-name="T3">int</text:span><text:span text:style-name="T8"> main(){</text:span></text:p>
      <text:p text:style-name="P13"><text:span text:style-name="T8"><text:tab/>Dangerous::destroyWorld(</text:span><text:span text:style-name="T3">true</text:span><text:span text:style-name="T8">);</text:span></text:p>
      <text:p text:style-name="P13"><text:span text:style-name="T8"><text:tab/></text:span><text:span text:style-name="T3">auto</text:span><text:span text:style-name="T8"> a{ Fun::</text:span><text:span text:style-name="T6">ShouldIDoIt</text:span><text:span text:style-name="T8">::</text:span><text:span text:style-name="T15">yes</text:span><text:span text:style-name="T8"> };</text:span></text:p>
      <text:p text:style-name="P12"><text:tab/>destroyWorld(a);</text:p>
      <text:p text:style-name="P13"><text:span text:style-name="T8"><text:s text:c="4"/></text:span><text:span text:style-name="T3">return</text:span><text:span text:style-name="T8"> 0;</text:span></text:p>
      <text:p text:style-name="P13"><text:span text:style-name="T8">}</text:span></text:p>
      <text:h text:style-name="P16" text:outline-level="1">So thats how that works</text:h>
      <text:p text:style-name="P1"><text:span text:style-name="T2">int</text:span><text:span text:style-name="T7"> main(){</text:span></text:p>
      <text:p text:style-name="P5"><text:span text:style-name="T7"><text:tab/>std::cout </text:span><text:span text:style-name="T16">&lt;&lt;</text:span><text:span text:style-name="T7"> 1;</text:span></text:p>
      <text:p text:style-name="P5"><text:span text:style-name="T7"><text:s text:c="4"/></text:span><text:span text:style-name="T2">return</text:span><text:span text:style-name="T7"> 0;</text:span></text:p>
      <text:p text:style-name="P5"><text:span text:style-name="T7">}</text:span></text:p>
      <text:p text:style-name="P5"><text:span text:style-name="T7"/></text:p>
      <text:p text:style-name="P1">this is called Argument Dependent Look up (ADL), also known as König look up named after Andrew König who came up with it.</text:p>
      <text:h text:style-name="P16" text:outline-level="1">Function overload resolution</text:h>
      <text:list xml:id="list4484089360640800220" text:style-name="L9">
        <text:list-item>
          <text:p text:style-name="P15">a so called overload set is a list of all the possible functions which could match</text:p>
        </text:list-item>
        <text:list-item>
          <text:p text:style-name="P15">overload resolution rules are complicated</text:p>
        </text:list-item>
        <text:list-item>
          <text:p text:style-name="P15">essentially the function which requires the least amount of conversions wins</text:p>
        </text:list-item>
        <text:list-item>
          <text:p text:style-name="P15">if two functions are equally good the compiler issues an error</text:p>
        </text:list-item>
      </text:list>
      <text:h text:style-name="P16" text:outline-level="1">Declaration definition</text:h>
      <text:p text:style-name="P1"><text:span text:style-name="T2">void</text:span><text:span text:style-name="T7"> f();<text:tab/><text:tab/></text:span><text:span text:style-name="T11">//declairation</text:span></text:p>
      <text:p text:style-name="P11"/>
      <text:p text:style-name="P5"><text:span text:style-name="T2">void</text:span><text:span text:style-name="T7"> f() {<text:tab/><text:tab/></text:span><text:span text:style-name="T11">//definition</text:span></text:p>
      <text:p text:style-name="P5"><text:span text:style-name="T7"><text:tab/></text:span><text:span text:style-name="T11">//stuff</text:span></text:p>
      <text:p text:style-name="P11">}</text:p>
      <text:p text:style-name="P11"/>
      <text:p text:style-name="P5"><text:span text:style-name="T2">struct</text:span><text:span text:style-name="T7"> </text:span><text:span text:style-name="T5">S</text:span><text:span text:style-name="T7">;</text:span></text:p>
      <text:p text:style-name="P11"/>
      <text:p text:style-name="P5"><text:span text:style-name="T2">struct</text:span><text:span text:style-name="T7"> </text:span><text:span text:style-name="T5">S</text:span><text:span text:style-name="T7"> {</text:span></text:p>
      <text:p text:style-name="P5"><text:span text:style-name="T7"><text:tab/></text:span><text:span text:style-name="T2">void</text:span><text:span text:style-name="T7"> f();</text:span></text:p>
      <text:p text:style-name="P11">};</text:p>
      <text:p text:style-name="P11"/>
      <text:p text:style-name="P5"><text:span text:style-name="T2">void</text:span><text:span text:style-name="T7"> </text:span><text:span text:style-name="T5">S</text:span><text:span text:style-name="T7">::f() {</text:span></text:p>
      <text:p text:style-name="P5"><text:span text:style-name="T7"><text:tab/></text:span><text:span text:style-name="T11">//stuff</text:span></text:p>
      <text:p text:style-name="P5"><text:span text:style-name="T7">}</text:span></text:p>
      <text:h text:style-name="P16" text:outline-level="1">Why?</text:h>
      <text:p text:style-name="P1"><text:span text:style-name="T2">int</text:span><text:span text:style-name="T7"> g(</text:span><text:span text:style-name="T2">int</text:span><text:span text:style-name="T7"> </text:span><text:span text:style-name="T14">i</text:span><text:span text:style-name="T7">) {</text:span></text:p>
      <text:p text:style-name="P5"><text:span text:style-name="T7"><text:tab/></text:span><text:span text:style-name="T11">//what if I want to use f here</text:span></text:p>
      <text:p text:style-name="P11">}</text:p>
      <text:p text:style-name="P5"><text:span text:style-name="T2">int</text:span><text:span text:style-name="T7"> f(</text:span><text:span text:style-name="T2">int</text:span><text:span text:style-name="T7"> </text:span><text:span text:style-name="T14">i</text:span><text:span text:style-name="T7">) {</text:span></text:p>
      <text:p text:style-name="P5"><text:span text:style-name="T7"><text:tab/></text:span><text:span text:style-name="T2">if</text:span><text:span text:style-name="T7"> (</text:span><text:span text:style-name="T14">i</text:span><text:span text:style-name="T7"> == 4) {</text:span></text:p>
      <text:p text:style-name="P5"><text:span text:style-name="T7"><text:tab/><text:tab/></text:span><text:span text:style-name="T2">int</text:span><text:span text:style-name="T7"> j = g(4);</text:span></text:p>
      <text:p text:style-name="P11"><text:tab/>}</text:p>
      <text:p text:style-name="P5"><text:span text:style-name="T7">}</text:span></text:p>
      <text:list xml:id="list394982207049695160" text:style-name="L5">
        <text:list-item>
          <text:p text:style-name="P7">the compiler parses linearly and requires that all tokens are known.</text:p>
        </text:list-item>
        <text:list-item>
          <text:p text:style-name="P7">the size of a type is needed where an instance of it is created.</text:p>
        </text:list-item>
      </text:list>
      <text:p text:style-name="P5"><text:span text:style-name="T2">struct</text:span><text:span text:style-name="T7"> </text:span><text:span text:style-name="T5">S</text:span><text:span text:style-name="T7">;</text:span></text:p>
      <text:p text:style-name="P5"><text:span text:style-name="T2">struct</text:span><text:span text:style-name="T7"> </text:span><text:span text:style-name="T5">C</text:span><text:span text:style-name="T7"> : </text:span><text:span text:style-name="T5">S</text:span><text:span text:style-name="T7">{}; </text:span><text:span text:style-name="T11">//size of S needed to know the size of C</text:span></text:p>
      <text:p text:style-name="P5"><text:span text:style-name="T2">void</text:span><text:span text:style-name="T7"> f(</text:span><text:span text:style-name="T5">S</text:span><text:span text:style-name="T7"> </text:span><text:span text:style-name="T14">s</text:span><text:span text:style-name="T7">) {<text:tab/></text:span><text:span text:style-name="T11">//size needed here too</text:span></text:p>
      <text:p text:style-name="P5"><text:span text:style-name="T7"><text:tab/></text:span><text:span text:style-name="T5">S</text:span><text:span text:style-name="T7"> otherS;<text:tab/></text:span><text:span text:style-name="T11">//size needed here too</text:span></text:p>
      <text:p text:style-name="P5"><text:span text:style-name="T7">}</text:span></text:p>
      <text:h text:style-name="P16" text:outline-level="1">Header files</text:h>
      <text:p text:style-name="P1"/>
      <text:p text:style-name="P1"><text:span text:style-name="T14">#include</text:span><text:span text:style-name="T7"> </text:span><text:span text:style-name="T12">"MyOtherFile.h"</text:span></text:p>
      <text:p text:style-name="P1"><text:span text:style-name="T12"/></text:p>
      <text:p text:style-name="P1">Two main stratedgies:</text:p>
      <text:list xml:id="list5987919174242494484" text:style-name="L6">
        <text:list-item>
          <text:p text:style-name="P8">header only</text:p>
        </text:list-item>
        <text:list-item>
          <text:p text:style-name="P8">header body</text:p>
        </text:list-item>
      </text:list>
      <text:p text:style-name="P1"/>
      <text:p text:style-name="P1">A function definition can only exist in one place unless it is declared inline or is a template function. This is known as the One Definition Rule. If a function or class is defined in multiple translation units the definitions must all be exactly the same. It is up to the user to enforce this.</text:p>
      <text:h text:style-name="P16" text:outline-level="1">Translation unit</text:h>
      <text:p text:style-name="P1"/>
      <text:list xml:id="list4920793845149026675" text:style-name="L7">
        <text:list-item>
          <text:p text:style-name="P9">essentially every .cpp file is a translation unit</text:p>
        </text:list-item>
        <text:list-item>
          <text:p text:style-name="P9">each translation unit is compiled separately </text:p>
        </text:list-item>
        <text:list-item>
          <text:p text:style-name="P9">the linker connects all translation units and generate code</text:p>
        </text:list-item>
      </text:list>
      <text:p text:style-name="P1"/>
      <text:h text:style-name="Heading_20_1" text:outline-level="1">Inlining</text:h>
      <text:p text:style-name="P1">If the compiler can see the definition of a function then it can be potentially inlined</text:p>
      <text:h text:style-name="P16" text:outline-level="1">Optimizer</text:h>
      <text:p text:style-name="Standard"/>
      <text:p text:style-name="Standard">The optimizer will completely reorganize and rewrite your code. As long as you played by the rules the result will act exactly the same but be faster.</text:p>
      <text:p text:style-name="Standard">If you are debugging your code it is a good idea to do this in debug mode. In debug mode the optimizer is off. In release mode the optimizer is on.</text:p>
      <text:p text:style-name="Standard"/>
      <text:h text:style-name="P16" text:outline-level="1">Lets make some bugs</text:h>
      <text:p text:style-name="P1"><text:span text:style-name="T2">struct</text:span><text:span text:style-name="T7"> </text:span><text:span text:style-name="T5">BuggyName</text:span><text:span text:style-name="T7"> {</text:span></text:p>
      <text:p text:style-name="P5"><text:span text:style-name="T7"><text:tab/></text:span><text:span text:style-name="T2">char</text:span><text:span text:style-name="T7"> data_[200];</text:span></text:p>
      <text:p text:style-name="P5"><text:span text:style-name="T7"><text:tab/></text:span><text:span text:style-name="T2">operator</text:span><text:span text:style-name="T7"> </text:span><text:span text:style-name="T2">char</text:span><text:span text:style-name="T7">*() {</text:span></text:p>
      <text:p text:style-name="P5"><text:span text:style-name="T7"><text:tab/><text:tab/></text:span><text:span text:style-name="T2">return</text:span><text:span text:style-name="T7">{ data_ };</text:span></text:p>
      <text:p text:style-name="P11"><text:tab/>}</text:p>
      <text:p text:style-name="P5"><text:span text:style-name="T7">};</text:span></text:p>
      <text:p text:style-name="P5"/>
      <text:p text:style-name="P5"><text:span text:style-name="T2">int</text:span><text:span text:style-name="T7"> main(){</text:span></text:p>
      <text:p text:style-name="P5"><text:span text:style-name="T7"><text:tab/></text:span><text:span text:style-name="T5">BuggyName</text:span><text:span text:style-name="T7"> a{ </text:span><text:span text:style-name="T12">"abcd"</text:span><text:span text:style-name="T7"> };</text:span></text:p>
      <text:p text:style-name="P5"><text:span text:style-name="T7"><text:tab/></text:span><text:span text:style-name="T5">BuggyName</text:span><text:span text:style-name="T7"> b{ </text:span><text:span text:style-name="T12">"efg"</text:span><text:span text:style-name="T7"> };</text:span></text:p>
      <text:p text:style-name="P5"><text:span text:style-name="T7"><text:tab/></text:span><text:span text:style-name="T2">auto</text:span><text:span text:style-name="T7"> c = a </text:span><text:span text:style-name="T16">+</text:span><text:span text:style-name="T7"> b;</text:span></text:p>
      <text:p text:style-name="P5"><text:span text:style-name="T7"><text:tab/>std::cout </text:span><text:span text:style-name="T16">&lt;&lt;</text:span><text:span text:style-name="T7"> c </text:span><text:span text:style-name="T16">&lt;&lt;</text:span><text:span text:style-name="T7"> std::endl;</text:span></text:p>
      <text:p text:style-name="P5"><text:span text:style-name="T7"><text:s text:c="4"/></text:span><text:span text:style-name="T2">return</text:span><text:span text:style-name="T7"> 0;</text:span></text:p>
      <text:p text:style-name="P5"><text:span text:style-name="T7">}</text:span></text:p>
      <text:h text:style-name="P16" text:outline-level="1">99 little bugs in this code, 99 little bugs...</text:h>
      <text:p text:style-name="P1"><text:span text:style-name="T5">BuggyName</text:span><text:span text:style-name="T7"> </text:span><text:span text:style-name="T16">operator+</text:span><text:span text:style-name="T7">(</text:span><text:span text:style-name="T5">BuggyName</text:span><text:span text:style-name="T7">&amp; </text:span><text:span text:style-name="T14">lhs</text:span><text:span text:style-name="T7">, </text:span><text:span text:style-name="T5">BuggyName</text:span><text:span text:style-name="T7">&amp; </text:span><text:span text:style-name="T14">rhs</text:span><text:span text:style-name="T7">) {</text:span></text:p>
      <text:p text:style-name="P5"><text:span text:style-name="T7"><text:tab/></text:span><text:span text:style-name="T5">BuggyName</text:span><text:span text:style-name="T7"> out;</text:span></text:p>
      <text:p text:style-name="P5"><text:span text:style-name="T7"><text:tab/></text:span><text:span text:style-name="T2">int</text:span><text:span text:style-name="T7"> i{ 0 };</text:span></text:p>
      <text:p text:style-name="P5"><text:span text:style-name="T7"><text:tab/></text:span><text:span text:style-name="T2">while</text:span><text:span text:style-name="T7"> (</text:span><text:span text:style-name="T14">lhs</text:span><text:span text:style-name="T7">.data_[i] != 0) {</text:span></text:p>
      <text:p text:style-name="P5"><text:span text:style-name="T7"><text:tab/><text:tab/>out.data_[i] = </text:span><text:span text:style-name="T14">lhs</text:span><text:span text:style-name="T7">.data_[i];</text:span></text:p>
      <text:p text:style-name="P11"><text:tab/><text:tab/>i++;</text:p>
      <text:p text:style-name="P11"><text:tab/>}</text:p>
      <text:p text:style-name="P5"><text:span text:style-name="T7"><text:tab/></text:span><text:span text:style-name="T2">int</text:span><text:span text:style-name="T7"> j{ 0 };</text:span></text:p>
      <text:p text:style-name="P5"><text:span text:style-name="T7"><text:tab/></text:span><text:span text:style-name="T2">while</text:span><text:span text:style-name="T7"> (</text:span><text:span text:style-name="T14">rhs</text:span><text:span text:style-name="T7">.data_[j] != 0) {</text:span></text:p>
      <text:p text:style-name="P5"><text:span text:style-name="T7"><text:tab/><text:tab/>out.data_[i] = </text:span><text:span text:style-name="T14">rhs</text:span><text:span text:style-name="T7">.data_[j];</text:span></text:p>
      <text:p text:style-name="P11"><text:tab/><text:tab/>i++;</text:p>
      <text:p text:style-name="P11"><text:tab/><text:tab/>j++;</text:p>
      <text:p text:style-name="P11"><text:tab/>}</text:p>
      <text:p text:style-name="P11"><text:tab/>out.data_[i] = 0;</text:p>
      <text:p text:style-name="P5"><text:span text:style-name="T7"><text:tab/></text:span><text:span text:style-name="T2">return</text:span><text:span text:style-name="T7"> out;<text:tab/></text:span></text:p>
      <text:p text:style-name="P5"><text:span text:style-name="T7">}</text:span></text:p>
      <text:h text:style-name="P16" text:outline-level="1">Homework</text:h>
      <text:p text:style-name="Standard"/>
      <text:list xml:id="list8042962601885359082" text:style-name="L8">
        <text:list-item>
          <text:p text:style-name="P14">find as many bugs in BuggyName as you can</text:p>
        </text:list-item>
        <text:list-item>
          <text:p text:style-name="P14">read about conversions</text:p>
        </text:list-item>
        <text:list-item>
          <text:p text:style-name="P14">play around with pointers and references</text:p>
        </text:list-item>
        <text:list-item>
          <text:p text:style-name="P14">crash a program by dereferenceing an uninitialized pointer</text:p>
        </text:list-item>
      </text:list>
      <text:p text:style-name="P1"><text:span text:style-name="T2">int</text:span><text:span text:style-name="T7"> main(){</text:span></text:p>
      <text:p text:style-name="P5"><text:span text:style-name="T7"><text:tab/></text:span><text:span text:style-name="T2">int</text:span><text:span text:style-name="T7"> i[4];</text:span></text:p>
      <text:p text:style-name="P5"><text:span text:style-name="T7"><text:tab/></text:span><text:span text:style-name="T2">int</text:span><text:span text:style-name="T7">* pi = &amp;i[100000];</text:span></text:p>
      <text:p text:style-name="P5"><text:span text:style-name="T7"><text:tab/>std::cout </text:span><text:span text:style-name="T16">&lt;&lt;</text:span><text:span text:style-name="T7"> *pi </text:span><text:span text:style-name="T16">&lt;&lt;</text:span><text:span text:style-name="T7"> std::endl;</text:span></text:p>
      <text:p text:style-name="P5"><text:span text:style-name="T7"><text:s text:c="4"/></text:span><text:span text:style-name="T2">return</text:span><text:span text:style-name="T7"> 0;</text:span></text:p>
      <text:p text:style-name="P13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en" fo:country="US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6M</meta:editing-duration>
    <meta:editing-cycles>4</meta:editing-cycles>
    <meta:generator>OpenOffice.org/3.4$Win32 OpenOffice.org_project/340m1$Build-9590</meta:generator>
    <dc:date>2015-11-26T18:17:28.71</dc:date>
    <meta:document-statistic meta:table-count="0" meta:image-count="0" meta:object-count="0" meta:page-count="20" meta:paragraph-count="226" meta:word-count="1062" meta:character-count="5751"/>
    <meta:user-defined meta:name="Info 1"/>
    <meta:user-defined meta:name="Info 2"/>
    <meta:user-defined meta:name="Info 3"/>
    <meta:user-defined meta:name="Info 4"/>
  </office:meta>
</office:document-meta>
</file>